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uthor Name: Bernitta S Kaupa</text:p>
      <text:p text:style-name="Normal">Author Reg Number: BICTU222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ITA</meta:initial-creator>
    <dc:creator>BENITA</dc:creator>
    <meta:creation-date>2023-05-15T05:25:00Z</meta:creation-date>
    <dc:date>2023-05-15T05:29:00Z</dc:date>
    <meta:template xlink:href="Normal" xlink:type="simple"/>
    <meta:editing-cycles>2</meta:editing-cycles>
    <meta:editing-duration>PT240S</meta:editing-duration>
    <meta:document-statistic meta:page-count="1" meta:paragraph-count="1" meta:word-count="8" meta:character-count="58" meta:row-count="1" meta:non-whitespace-character-count="51"/>
  </office:meta>
</office:document-meta>
</file>